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00521" officeooo:paragraph-rsid="00100521"/>
    </style:style>
    <style:style style:name="P2" style:family="paragraph" style:parent-style-name="Title">
      <style:paragraph-properties>
        <style:tab-stops>
          <style:tab-stop style:position="13.653cm"/>
        </style:tab-stops>
      </style:paragraph-properties>
      <style:text-properties officeooo:rsid="00100521" officeooo:paragraph-rsid="00100521"/>
    </style:style>
    <style:style style:name="P3" style:family="paragraph" style:parent-style-name="Text_20_body">
      <style:paragraph-properties>
        <style:tab-stops>
          <style:tab-stop style:position="13.653cm"/>
        </style:tab-stops>
      </style:paragraph-properties>
      <style:text-properties officeooo:paragraph-rsid="00100521"/>
    </style:style>
    <style:style style:name="P4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24pt" officeooo:rsid="00100521" officeooo:paragraph-rsid="00100521" style:font-size-asian="21pt" style:font-size-complex="24pt"/>
    </style:style>
    <style:style style:name="P5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24pt" officeooo:rsid="001351b6" officeooo:paragraph-rsid="001351b6" style:font-size-asian="21pt" style:font-size-complex="24pt"/>
    </style:style>
    <style:style style:name="P6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24pt" officeooo:rsid="0016f2fe" officeooo:paragraph-rsid="0016f2fe" style:font-size-asian="21pt" style:font-size-complex="24pt"/>
    </style:style>
    <style:style style:name="P7" style:family="paragraph" style:parent-style-name="Text_20_body">
      <style:paragraph-properties>
        <style:tab-stops>
          <style:tab-stop style:position="13.653cm"/>
        </style:tab-stops>
      </style:paragraph-properties>
      <style:text-properties officeooo:rsid="001351b6" officeooo:paragraph-rsid="001351b6"/>
    </style:style>
    <style:style style:name="P8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12pt" officeooo:rsid="0016f2fe" officeooo:paragraph-rsid="0016f2fe" style:font-size-asian="10.5pt" style:font-size-complex="12pt"/>
    </style:style>
    <style:style style:name="P9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12pt" officeooo:rsid="00100521" officeooo:paragraph-rsid="00100521" style:font-size-asian="10.5pt" style:font-size-complex="12pt"/>
    </style:style>
    <style:style style:name="P10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12pt" officeooo:rsid="001351b6" officeooo:paragraph-rsid="001351b6" style:font-size-asian="10.5pt" style:font-size-complex="12pt"/>
    </style:style>
    <style:style style:name="P11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12pt" officeooo:rsid="0016f2fe" officeooo:paragraph-rsid="0016f2fe" style:font-size-asian="10.5pt" style:font-size-complex="12pt"/>
    </style:style>
    <style:style style:name="P12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12pt" officeooo:rsid="001830a5" officeooo:paragraph-rsid="001830a5" style:font-size-asian="10.5pt" style:font-size-complex="12pt"/>
    </style:style>
    <style:style style:name="P13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12pt" officeooo:rsid="001830a5" officeooo:paragraph-rsid="00196156" style:font-size-asian="10.5pt" style:font-size-complex="12pt"/>
    </style:style>
    <style:style style:name="P14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12pt" officeooo:rsid="00196156" officeooo:paragraph-rsid="00196156" style:font-size-asian="10.5pt" style:font-size-complex="12pt"/>
    </style:style>
    <style:style style:name="P15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24pt" officeooo:rsid="0016f2fe" officeooo:paragraph-rsid="0016f2fe" style:font-size-asian="21pt" style:font-size-complex="24pt"/>
    </style:style>
    <style:style style:name="T1" style:family="text">
      <style:text-properties officeooo:rsid="00100521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065cc" style:font-size-asian="10.5pt" style:font-size-complex="12pt"/>
    </style:style>
    <style:style style:name="T4" style:family="text">
      <style:text-properties fo:font-size="12pt" officeooo:rsid="00121e57" style:font-size-asian="10.5pt" style:font-size-complex="12pt"/>
    </style:style>
    <style:style style:name="T5" style:family="text">
      <style:text-properties fo:font-size="12pt" officeooo:rsid="00100521" style:font-size-asian="10.5pt" style:font-size-complex="12pt"/>
    </style:style>
    <style:style style:name="T6" style:family="text">
      <style:text-properties fo:font-size="12pt" officeooo:rsid="001351b6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I_Assignment_03</text:p>
      <text:p text:style-name="P4">1)</text:p>
      <text:p text:style-name="P9">a) Die Grammatik ist nicht regulär, da bereits die erste Produktion S → BC zwei non-terminals als w enthält. (Form n → w) </text:p>
      <text:p text:style-name="P3"><text:span text:style-name="T5">b) </text:span><text:span text:style-name="T6">Da G nicht regulär ist, kann kein reguläres L(G) direkt aus G entstehen.</text:span><text:span text:style-name="T5"> </text:span><text:span text:style-name="T3">Man kann </text:span><text:span text:style-name="T6">aber</text:span><text:span text:style-name="T3"> eine reguläre Grammatik G` definieren, welche funktionell äquivalent zu G ist. Dann ist L(G) regulär: G` =(</text:span><text:span text:style-name="T4">N, </text:span><text:span text:style-name="T3">T, S, P) mit T, S wie in G, aber </text:span><text:span text:style-name="T4">N = {S, C, D, E} und </text:span><text:span text:style-name="T3">P = {S→ eine </text:span><text:span text:style-name="T4">C</text:span><text:span text:style-name="T3">, S → die </text:span><text:span text:style-name="T4">C, C→D, C→grosse D, C→graue E, D→Maus, D→graue Maus, E→Maus, E→grosse Maus}.</text:span></text:p>
      <text:p text:style-name="P7"><text:span text:style-name="T4">c</text:span><text:span text:style-name="T2">) die graue Maus:</text:span></text:p>
      <text:p text:style-name="P10">- S &gt; die C &gt; die graue E &gt; die graue Maus</text:p>
      <text:p text:style-name="P10">- S &gt; die C &gt; die D &gt; die graue Maus</text:p>
      <text:p text:style-name="P10"/>
      <text:p text:style-name="P5">2)</text:p>
      <text:p text:style-name="P10">a) </text:p>
      <text:p text:style-name="P10"><text:s text:c="31"/></text:p>
      <text:p text:style-name="P10"/>
      <text:p text:style-name="P9"/>
      <text:p text:style-name="P9"/>
      <text:p text:style-name="P9"/>
      <text:p text:style-name="P8"/>
      <text:p text:style-name="P8">b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3)</text:p>
      <text:p text:style-name="P8">Nein, der Ausdruck beschreibt die Sprache L(G) nicht, denn aus dem Ausdruck könnte man z.B. «die grosse grosse graue graue Maus» formen, welches nicht in L(G) enthalten ist.</text:p>
      <text:p text:style-name="P8"/>
      <text:p text:style-name="P6">4)</text:p>
      <text:p text:style-name="P14">Der Transducer wird zwei Mal ausgeführt, wobei als Input zuerst die ersten 4 Ziffern der Binärzahl gegeben werden, und der Funktionswert generiert die erste Stelle der Hexadezimalzahl. Danach werden die letzten 4 Ziffern der Binärzahl als Input gegeben und die Funktion generiert daraus die zweite Stelle der Hexadezimalzahl. </text:p>
      <text:p text:style-name="P14">z.B.: 10010101, erste 4 Ziffern = 1001 → erste Ziffer der Hexadezimalzahl ist 9. Anschliessend letzte 4 Ziffern = 0101 → zweite Ziffer der Hexadezimalzahl ist 5. also ist die Hexadezimalzahl 95.</text:p>
      <text:p text:style-name="P13">f(s, 0000) := 0 <text:s text:c="9"/>f(s, 1000) := 8</text:p>
      <text:p text:style-name="P13">f(s, 0001) := 1 <text:s text:c="9"/>f(s, 1001) := 9</text:p>
      <text:p text:style-name="P13">f(s, 0010) := 2 <text:s text:c="9"/>f(s, 1010) := A</text:p>
      <text:p text:style-name="P13">f(s, 0011) := 3 <text:s text:c="9"/>f(s, 1011) := B</text:p>
      <text:p text:style-name="P13">f(s, 0100) := 4 <text:s text:c="9"/>f(s, 1100) := C</text:p>
      <text:p text:style-name="P13">f(s, 0101) := 5 <text:s text:c="9"/>f(s, 1101) := D</text:p>
      <text:p text:style-name="P13">f(s, 0110) := 6 <text:s text:c="9"/>f(s, 1110) := E </text:p>
      <text:p text:style-name="P13">f(s, 0111) := 7 <text:s text:c="9"/>f(s, 1111) := F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CH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CH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0521" officeooo:paragraph-rsid="00100521"/>
    </style:style>
    <style:style style:name="MT1" style:family="text">
      <style:text-properties officeooo:rsid="001005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span text:style-name="MT1">Nicolas Rüegg</text:span></text:p>
        <text:p text:style-name="MP1"><text:tab/><text:tab/>Kapinash Ponnuthura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3T20:55:02.035000000</dc:date>
    <meta:editing-duration>PT27M59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26" meta:word-count="306" meta:character-count="1683" meta:non-whitespace-character-count="1291"/>
  </office:meta>
</office:document-meta>
</file>